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number-columns-repeated="8" table:default-cell-style-name="Default"/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6" table:number-columns-repeated="3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0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2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3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4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5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7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8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9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0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1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2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3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4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5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6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7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8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9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0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4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4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4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1" calcext:value-type="date">
            <text:p>01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62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6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4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5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6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7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8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69];2)" office:value-type="string" office:string-value="33" calcext:value-type="string">
            <text:p>33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70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71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2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73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74];2)" office:value-type="string" office:string-value="33" calcext:value-type="string">
            <text:p>33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5];2)" office:value-type="string" office:string-value="32" calcext:value-type="string">
            <text:p>32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1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6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7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8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0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1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2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3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4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5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6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7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8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9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0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1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2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2" calcext:value-type="date">
            <text:p>02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5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10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11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12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13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14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5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16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7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8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9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0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1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2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3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4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5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6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7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8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9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0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1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2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3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4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5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6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3" calcext:value-type="date">
            <text:p>03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5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5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5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5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5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5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5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5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58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5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60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61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62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63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64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65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66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67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68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69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70];2)" office:value-type="string" office:string-value="33" calcext:value-type="string">
            <text:p>33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71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72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73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74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75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76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77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78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7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80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81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82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8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8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8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8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8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8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8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4" calcext:value-type="date">
            <text:p>04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9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9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9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9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9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9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9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9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9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9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0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0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0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0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0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05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06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07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08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09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10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11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12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13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214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15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16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217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18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19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20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21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22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23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24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25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2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27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28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29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30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3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32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33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34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35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5" calcext:value-type="date">
            <text:p>05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36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37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3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3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4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4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4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4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4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4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4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4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4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4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5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5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52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53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54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55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56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57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58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59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60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61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62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63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64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65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66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67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68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69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70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71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72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73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74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75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76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77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7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79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80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8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8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83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6" calcext:value-type="date">
            <text:p>06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84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85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8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8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8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8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9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9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9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9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9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9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9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9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9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99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0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01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02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03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04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05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06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07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308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09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10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11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12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13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314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15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16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17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18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19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20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21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22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23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24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25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26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27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28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29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30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31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7" calcext:value-type="date">
            <text:p>07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32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33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34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3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33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33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3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33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4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34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4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4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4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4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34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4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48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49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50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351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52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53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354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355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56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357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358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59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60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61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62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63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64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365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366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67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68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69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70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71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72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73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74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75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76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7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78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79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8" calcext:value-type="date">
            <text:p>08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8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8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38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38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38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8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8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8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8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8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9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9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9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9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9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95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96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97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98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99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400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401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402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403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404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405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406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407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408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409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410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11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12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13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14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415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16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17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18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19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20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21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22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23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24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25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26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27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09" calcext:value-type="date">
            <text:p>09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28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29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30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31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32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3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3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3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3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3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43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43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44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44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4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43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44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445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46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47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48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449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450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451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452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453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454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455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456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457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458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59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60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461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462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63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64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65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66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67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68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69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70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71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72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73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74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7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0" calcext:value-type="date">
            <text:p>10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7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7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7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7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8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8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8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8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8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8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8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8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8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8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9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91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9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93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94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95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96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97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98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9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00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0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0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03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04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05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14:36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06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07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08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09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10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1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12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13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14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15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16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17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18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19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20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21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1" calcext:value-type="date">
            <text:p>11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2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2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24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25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2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2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2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29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30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31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3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3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3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35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36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37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38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39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540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541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542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543];2)" office:value-type="string" office:string-value="35" calcext:value-type="string">
            <text:p>35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544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545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546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547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548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549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550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551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552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553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554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555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56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57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58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5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60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61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62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63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64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6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6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6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6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2" calcext:value-type="date">
            <text:p>12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6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7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7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7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7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7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7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7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7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7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7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8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8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8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8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84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85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8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587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588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589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590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591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592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593];2)" office:value-type="string" office:string-value="34" calcext:value-type="string">
            <text:p>34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594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595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596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597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598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599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600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601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602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03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604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05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06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07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08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09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10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11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61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61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61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61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3" calcext:value-type="date">
            <text:p>13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1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1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1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1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2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2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2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2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2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2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2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2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2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2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3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31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632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33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34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35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636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37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638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639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40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41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42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43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644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45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46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47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48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49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50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51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652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653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654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655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56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57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58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59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66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66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4" calcext:value-type="date">
            <text:p>14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6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6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6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6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6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6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6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6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7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7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7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7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7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7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67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77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78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79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80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81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82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683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84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685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86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87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88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89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3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690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3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691];2)" office:value-type="string" office:string-value="33" calcext:value-type="string">
            <text:p>33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3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692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3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693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3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94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3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95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3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96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97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98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99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00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01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02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03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04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05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06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07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08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5" calcext:value-type="date">
            <text:p>15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0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10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1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12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13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14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9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15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9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16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9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17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9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18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19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20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21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22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23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24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9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25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9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26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9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27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28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29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9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30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31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32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33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9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34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9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35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9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36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37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9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38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9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39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9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40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9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41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42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43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44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45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46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47];2)" office:value-type="string" office:string-value="31" calcext:value-type="string">
            <text:p>31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48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49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50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51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6" calcext:value-type="date">
            <text:p>16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52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53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54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55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56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57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58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59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60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61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762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763];2)" office:value-type="string" office:string-value="33" calcext:value-type="string">
            <text:p>33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764];2)" office:value-type="string" office:string-value="35" calcext:value-type="string">
            <text:p>35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765];2)" office:value-type="string" office:string-value="35" calcext:value-type="string">
            <text:p>35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766];2)" office:value-type="string" office:string-value="35" calcext:value-type="string">
            <text:p>35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767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768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769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770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771];2)" office:value-type="string" office:string-value="36" calcext:value-type="string">
            <text:p>36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772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773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774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775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776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777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78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79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80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81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82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83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84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85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86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87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88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89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9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9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7" calcext:value-type="date">
            <text:p>17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9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9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79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9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9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79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79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79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0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0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0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0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0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0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06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07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08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809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810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811];2)" office:value-type="string" office:string-value="34" calcext:value-type="string">
            <text:p>34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812];2)" office:value-type="string" office:string-value="34" calcext:value-type="string">
            <text:p>34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813];2)" office:value-type="string" office:string-value="34" calcext:value-type="string">
            <text:p>34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814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815];2)" office:value-type="string" office:string-value="34" calcext:value-type="string">
            <text:p>34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816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817];2)" office:value-type="string" office:string-value="34" calcext:value-type="string">
            <text:p>34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818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819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820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821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822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823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824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25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2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27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28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29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30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31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32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8" calcext:value-type="date">
            <text:p>18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33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34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35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36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37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38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3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4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4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4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4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4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4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4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47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4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4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50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51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852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853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854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855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856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857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858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859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860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861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862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863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864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865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866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867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868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869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70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71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72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73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74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75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76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77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78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79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80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19" calcext:value-type="date">
            <text:p>19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81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82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83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84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8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8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8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8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8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9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9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9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9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9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9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96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97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898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899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900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901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902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903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904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905];2)" office:value-type="string" office:string-value="37" calcext:value-type="string">
            <text:p>37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906];2)" office:value-type="string" office:string-value="36" calcext:value-type="string">
            <text:p>36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907];2)" office:value-type="string" office:string-value="36" calcext:value-type="string">
            <text:p>36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908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909];2)" office:value-type="string" office:string-value="37" calcext:value-type="string">
            <text:p>37</text:p>
          </table:table-cell>
          <table:table-cell table:style-name="ce6" office:value-type="string" calcext:value-type="string">
            <text:p>4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910];2)" office:value-type="string" office:string-value="36" calcext:value-type="string">
            <text:p>36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911];2)" office:value-type="string" office:string-value="35" calcext:value-type="string">
            <text:p>35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912];2)" office:value-type="string" office:string-value="36" calcext:value-type="string">
            <text:p>36</text:p>
          </table:table-cell>
          <table:table-cell table:style-name="ce6" office:value-type="string" calcext:value-type="string">
            <text:p>4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913];2)" office:value-type="string" office:string-value="35" calcext:value-type="string">
            <text:p>35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914];2)" office:value-type="string" office:string-value="33" calcext:value-type="string">
            <text:p>33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15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91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1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1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1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2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2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2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2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2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2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2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2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2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0" calcext:value-type="date">
            <text:p>20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2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3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3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3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3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3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3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3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3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3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3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4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4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4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43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44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45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946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947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948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949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950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951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952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953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954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955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956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957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958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959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960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961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962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963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964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65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66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67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68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69];2)" office:value-type="string" office:string-value="28" calcext:value-type="string">
            <text:p>28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70];2)" office:value-type="string" office:string-value="28" calcext:value-type="string">
            <text:p>28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71];2)" office:value-type="string" office:string-value="28" calcext:value-type="string">
            <text:p>28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72];2)" office:value-type="string" office:string-value="28" calcext:value-type="string">
            <text:p>28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73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74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75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76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1" calcext:value-type="date">
            <text:p>21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77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78];2)" office:value-type="string" office:string-value="28" calcext:value-type="string">
            <text:p>28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79];2)" office:value-type="string" office:string-value="28" calcext:value-type="string">
            <text:p>28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80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81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82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8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84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85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86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87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88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89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90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91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92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93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994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995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996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997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998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999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000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001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002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003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04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0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0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0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0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0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1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1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1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1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1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1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1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1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18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19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2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2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2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2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2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2" calcext:value-type="date">
            <text:p>22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2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2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2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2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2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3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3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3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3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3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3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3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3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3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3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40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41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42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43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044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045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046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047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048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049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050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051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052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3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53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54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55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56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57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58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59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60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61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62];2)" office:value-type="string" office:string-value="28" calcext:value-type="string">
            <text:p>28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63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64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65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66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67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68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69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70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7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7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3" calcext:value-type="date">
            <text:p>23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7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74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7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7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7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7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7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8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8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8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8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84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85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8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87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8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8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9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9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9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9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9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9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9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9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9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9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0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01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02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03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04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05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06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07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0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0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1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1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1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11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11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11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1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1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1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1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4" calcext:value-type="date">
            <text:p>24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2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2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2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2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2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2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2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2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2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2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3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3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3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3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13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3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3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3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38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39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4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4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42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43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4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4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46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47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48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49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150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151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152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153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154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55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56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57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58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5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6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6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6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16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16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16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16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6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5" calcext:value-type="date">
            <text:p>25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6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6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7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7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7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7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7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7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7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7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7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7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8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8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8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18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84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85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186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87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188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89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90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91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92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193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94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95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96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197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98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99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200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201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02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03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04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05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06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07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0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09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10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11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12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1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1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1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6" calcext:value-type="date">
            <text:p>26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1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1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1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1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2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2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2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2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2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2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2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2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2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2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3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3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32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33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34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235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236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37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38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239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40];2)" office:value-type="string" office:string-value="33" calcext:value-type="string">
            <text:p>33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41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42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43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44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45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46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47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248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249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250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51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52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53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54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55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56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57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58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59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60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61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62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63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7" calcext:value-type="date">
            <text:p>27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64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65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66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67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68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6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7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7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7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7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7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7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7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7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78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79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80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281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82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83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84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85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86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87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88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89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90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91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92];2)" office:value-type="string" office:string-value="32" calcext:value-type="string">
            <text:p>32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1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93];2)" office:value-type="string" office:string-value="32" calcext:value-type="string">
            <text:p>32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1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294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295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296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97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98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99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00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0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0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03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04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05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06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07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08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09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10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8" calcext:value-type="date">
            <text:p>28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1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1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1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1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1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1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1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1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1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2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2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2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2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2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2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2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27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2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29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330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31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32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33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34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35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36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337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338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339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40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41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42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43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44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45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4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47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48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49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50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51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5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53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5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5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5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5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5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29" calcext:value-type="date">
            <text:p>29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5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6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6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6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6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6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6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6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6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6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6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7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7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7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73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74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75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76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77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78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79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80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381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82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83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384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85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386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87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88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89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90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91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92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93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94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95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96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97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9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99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400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40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40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403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404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405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406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9-30" calcext:value-type="date">
            <text:p>30/09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40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 table:number-rows-repeated="104716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08:47:12.943897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6:19:35.411153064</meta:creation-date>
    <dc:date>2020-12-11T08:48:54.333712318</dc:date>
    <meta:editing-duration>PT19M50S</meta:editing-duration>
    <meta:editing-cycles>4</meta:editing-cycles>
    <meta:generator>LibreOffice/6.4.6.2$Linux_X86_64 LibreOffice_project/40$Build-2</meta:generator>
    <meta:document-statistic meta:table-count="1" meta:cell-count="15466" meta:object-count="0"/>
  </office:meta>
</office:document-meta>
</file>